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2.54cm" svg:x="4.175cm" svg:y="3.54cm">
          <text:p text:style-name="P1"><text:span text:style-name="T1">Java 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4cm" svg:height="2.7cm" svg:x="4.076cm" svg:y="7.98cm">
          <text:p text:style-name="P1"><text:span text:style-name="T1">Drivers' Fac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715cm" svg:y1="6.08cm" svg:x2="6.715cm" svg:y2="7.985cm">
          <text:p/>
        </draw:line>
        <draw:custom-shape draw:style-name="gr1" draw:text-style-name="P2" draw:layer="layout" svg:width="5.715cm" svg:height="2.54cm" svg:x="11.16cm" svg:y="8.02cm">
          <text:p text:style-name="P1"><text:span text:style-name="T1">Java Interfa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065cm" svg:y1="7.985cm" svg:x2="13.065cm" svg:y2="6.08cm">
          <text:p/>
        </draw:line>
        <draw:line draw:style-name="gr2" draw:text-style-name="P1" draw:layer="layout" svg:x1="9.89cm" svg:y1="9.29cm" svg:x2="11.16cm" svg:y2="9.29cm">
          <text:p/>
        </draw:line>
        <draw:custom-shape draw:style-name="gr1" draw:text-style-name="P2" draw:layer="layout" svg:width="12.699cm" svg:height="2.54cm" svg:x="4.176cm" svg:y="12.64cm">
          <text:p text:style-name="P1"><text:span text:style-name="T1">Hardware Abstraction Layer</text:span></text:p>
          <text:p text:style-name="P1"><text:span text:style-name="T1">(H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614cm" svg:height="2.665cm" svg:x="4.276cm" svg:y="15.48cm">
          <text:p text:style-name="P1"><text:span text:style-name="T1">Operating</text:span></text:p>
          <text:p text:style-name="P1"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85cm" svg:y1="12.73cm" svg:x2="7.985cm" svg:y2="10.625cm">
          <text:p/>
        </draw:line>
        <draw:custom-shape draw:style-name="gr1" draw:text-style-name="P2" draw:layer="layout" svg:width="6.35cm" svg:height="2.7cm" svg:x="10.425cm" svg:y="15.48cm">
          <text:p text:style-name="P1"><text:span text:style-name="T1">Low-level</text:span></text:p>
          <text:p text:style-name="P1"><text:span text:style-name="T1"><text:s/></text:span><text:span text:style-name="T1">Hardware 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08cm" svg:y1="10.725cm" svg:x2="6.08cm" svg:y2="12.63cm">
          <text:p/>
        </draw:line>
        <draw:custom-shape draw:style-name="gr3" draw:text-style-name="P1" draw:layer="layout" svg:width="1.535cm" svg:height="7.72cm" svg:x="2.44cm" svg:y="7.65cm">
          <text:p/>
          <draw:enhanced-geometry svg:viewBox="0 0 21600 21600" draw:glue-points="21600 0 0 10800 21600 21600" draw:text-areas="13800 ?f9 21600 ?f10" draw:type="left-brace" draw:modifiers="1800 11294.4767441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.27cm" svg:height="8.255cm" svg:x="16.875cm" svg:y="7.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ffff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aisal Aslam</meta:initial-creator>
    <meta:creation-date>2010-06-18T13:21:33</meta:creation-date>
    <dc:date>2011-05-06T17:00:05</dc:date>
    <dc:creator>Faisal </dc:creator>
    <meta:editing-duration>PT21H10M56S</meta:editing-duration>
    <meta:editing-cycles>12</meta:editing-cycles>
    <meta:generator>OpenOffice.org/3.2$Linux OpenOffice.org_project/320m19$Build-9505</meta:generator>
    <meta:document-statistic meta:object-count="13"/>
  </office:meta>
</office:document-meta>
</file>